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Dichter</text:p>
          </table:table-cell>
          <table:table-cell table:number-columns-repeated="4"/>
        </table:table-row>
        <table:table-row table:style-name="ro1">
          <table:table-cell office:value-type="string">
            <text:p>Relationenschema</text:p>
          </table:table-cell>
          <table:table-cell table:style-name="ce2" office:value-type="string">
            <text:p>Autor</text:p>
          </table:table-cell>
          <table:table-cell office:value-type="string">
            <text:p>G_Ort</text:p>
          </table:table-cell>
          <table:table-cell office:value-type="string">
            <text:p>G_Jahr</text:p>
          </table:table-cell>
          <table:table-cell table:number-columns-repeated="2"/>
        </table:table-row>
        <table:table-row table:style-name="ro1">
          <table:table-cell office:value-type="string">
            <text:p>(Datentypen sind nicht genannt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string">
            <text:p>Rolle</text:p>
          </table:table-cell>
          <table:table-cell table:style-name="ce5" office:value-type="string" table:number-columns-spanned="2" table:number-rows-spanned="1">
            <text:p>Titel = Drama.Titel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>
            <text:p>Figur</text:p>
          </table:table-cell>
          <table:table-cell office:value-type="string">
            <text:p>R_Typ</text:p>
          </table:table-cell>
          <table:table-cell office:value-type="string">
            <text:p>Titel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PNR = Schauspieler.PNR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office:value-type="string">
            <text:p>Darsteller</text:p>
          </table:table-cell>
          <table:table-cell table:style-name="ce5" office:value-type="string" table:number-columns-spanned="2" table:number-rows-spanned="1">
            <text:p>Figur = Rolle.Figur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>
            <text:p>PNR</text:p>
          </table:table-cell>
          <table:table-cell table:style-name="ce2" office:value-type="string">
            <text:p>Figur</text:p>
          </table:table-cell>
          <table:table-cell office:value-type="string">
            <text:p>A_Jahr</text:p>
          </table:table-cell>
          <table:table-cell table:style-name="ce2" office:value-type="string">
            <text:p>A_Ort</text:p>
          </table:table-cell>
          <table:table-cell office:value-type="string">
            <text:p>Theate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Schauspiele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NR</text:p>
          </table:table-cell>
          <table:table-cell office:value-type="string">
            <text:p>Name</text:p>
          </table:table-cell>
          <table:table-cell office:value-type="string">
            <text:p>W_Or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table:number-columns-spanned="2" table:number-rows-spanned="1">
            <text:p>Autor = Dichter.Autor</text:p>
          </table:table-cell>
          <table:covered-table-cell/>
        </table:table-row>
        <table:table-row table:style-name="ro1">
          <table:table-cell/>
          <table:table-cell table:style-name="ce1" office:value-type="string">
            <text:p>Drama</text:p>
          </table:table-cell>
          <table:table-cell table:number-columns-repeated="2"/>
          <table:table-cell table:style-name="ce5" office:value-type="string" table:number-columns-spanned="2" table:number-rows-spanned="1">
            <text:p>Kritiker = Dichter.Autor</text:p>
          </table:table-cell>
          <table:covered-table-cell/>
        </table:table-row>
        <table:table-row table:style-name="ro1">
          <table:table-cell/>
          <table:table-cell table:style-name="ce2" office:value-type="string">
            <text:p>Titel</text:p>
          </table:table-cell>
          <table:table-cell office:value-type="string">
            <text:p>U_Ort</text:p>
          </table:table-cell>
          <table:table-cell office:value-type="string">
            <text:p>U_jahr</text:p>
          </table:table-cell>
          <table:table-cell office:value-type="string">
            <text:p>Autor</text:p>
          </table:table-cell>
          <table:table-cell office:value-type="string">
            <text:p>Kritiker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4-21T14:09:46</meta:creation-date>
    <dc:date>2016-04-21T15:44:24</dc:date>
    <dc:creator>Oertelt </dc:creator>
    <meta:editing-duration>PT1H28M43S</meta:editing-duration>
    <meta:editing-cycles>4</meta:editing-cycles>
    <meta:generator>LibreOffice/3.5$Linux_X86_64 LibreOffice_project/350m1$Build-2</meta:generator>
    <meta:document-statistic meta:table-count="3" meta:cell-count="31" meta:object-count="0"/>
  </office:meta>
</office:document-meta>
</file>